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d9047" officeooo:paragraph-rsid="000d9047"/>
    </style:style>
    <style:style style:name="P2" style:family="paragraph" style:parent-style-name="Standard">
      <style:text-properties officeooo:rsid="000f83cd" officeooo:paragraph-rsid="000f83cd"/>
    </style:style>
    <style:style style:name="P3" style:family="paragraph" style:parent-style-name="Standard">
      <style:text-properties fo:font-weight="bold" officeooo:rsid="000f83cd" officeooo:paragraph-rsid="000f83cd" style:font-weight-asian="bold" style:font-weight-complex="bold"/>
    </style:style>
    <style:style style:name="P4" style:family="paragraph" style:parent-style-name="Standard">
      <style:text-properties fo:font-weight="bold" officeooo:rsid="000f83cd" officeooo:paragraph-rsid="00127a3a" style:font-weight-asian="bold" style:font-weight-complex="bold"/>
    </style:style>
    <style:style style:name="P5" style:family="paragraph" style:parent-style-name="Standard">
      <style:text-properties fo:font-weight="bold" officeooo:rsid="000d9047" officeooo:paragraph-rsid="000d9047" style:font-weight-asian="bold" style:font-weight-complex="bold"/>
    </style:style>
    <style:style style:name="P6" style:family="paragraph" style:parent-style-name="Standard">
      <style:text-properties style:text-underline-style="solid" style:text-underline-width="auto" style:text-underline-color="font-color" fo:font-weight="normal" officeooo:rsid="000fd9c2" officeooo:paragraph-rsid="00106fbb" style:font-weight-asian="normal" style:font-weight-complex="normal"/>
    </style:style>
    <style:style style:name="T1" style:family="text">
      <style:text-properties officeooo:rsid="00111b9a"/>
    </style:style>
    <style:style style:name="T2" style:family="text">
      <style:text-properties officeooo:rsid="00127a3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Dictionary for </text:span>Registered User CRM <text:span text:style-name="T2">T</text:span>ables </text:p>
      <text:p text:style-name="P3">06/10/2017</text:p>
      <text:p text:style-name="P6">j.sturm@efhutton.com</text:p>
      <text:p text:style-name="P5"/>
      <text:p text:style-name="P5">Registered_User</text:p>
      <text:p text:style-name="P2">A user registered for meggalife. <text:s/>The user may or may not be a member of the beanstalk club. <text:s/>We will capture minimal demographic data on meggalife users and more information will be captured when they join the beanstalk club.</text:p>
      <text:p text:style-name="P2"/>
      <text:p text:style-name="P3">User_Votes</text:p>
      <text:p text:style-name="P2">An object that will track votes by members of the beanstalk club. <text:s/>A user needs to vote quarterly at a minimum. <text:s/>The vote may be to keep their preferred portfolio as is, switch portfolios or change the allocation within their current preferred portfolio.</text:p>
      <text:p text:style-name="P2"/>
      <text:p text:style-name="P3">User_Point_Summary</text:p>
      <text:p text:style-name="P2">A summary of points for the user including total points and points per megga site, social, biz, buzz, vue, amore, list, jobs, map, search, phone . . .</text:p>
      <text:p text:style-name="P2"/>
      <text:p text:style-name="P3">User_Point_Detail</text:p>
      <text:p text:style-name="P2">Collection of points by day, total points and points per site.</text:p>
      <text:p text:style-name="P2"/>
      <text:p text:style-name="P3">User_Portfolio</text:p>
      <text:p text:style-name="P2">The current preferred portfolio for a beanstalk club member. <text:s text:c="2"/>Each member will be assigned a default portfolio based on their risk assessment score, determined by answering 20 questions indicating their willingness to accept risk. <text:s/>The user can accept the default portfolio and never change it or the user can switch portfolios or the user can alter the allocation of investment options within their portfolio, always maintaining the proper balance of Equity, Other and Fixed options within that portfolio.</text:p>
      <text:p text:style-name="P2"/>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0T17:04:31.314000000</meta:creation-date>
    <meta:generator>LibreOffice/5.3.3.2$Windows_X86_64 LibreOffice_project/3d9a8b4b4e538a85e0782bd6c2d430bafe583448</meta:generator>
    <dc:date>2017-06-10T17:22:43.796000000</dc:date>
    <meta:editing-duration>PT14M44S</meta:editing-duration>
    <meta:editing-cycles>5</meta:editing-cycles>
    <meta:document-statistic meta:table-count="0" meta:image-count="0" meta:object-count="0" meta:page-count="1" meta:paragraph-count="13" meta:word-count="212" meta:character-count="1345" meta:non-whitespace-character-count="1138"/>
  </office:meta>
</office:document-meta>
</file>